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e">
      <style:text-properties officeooo:rsid="0000143f" officeooo:paragraph-rsid="0000143f"/>
    </style:style>
    <style:style style:name="P2" style:family="paragraph" style:parent-style-name="Normale">
      <style:paragraph-properties fo:text-align="justify" style:justify-single-word="false"/>
      <style:text-properties officeooo:rsid="0000143f" officeooo:paragraph-rsid="0000143f"/>
    </style:style>
    <style:style style:name="P3" style:family="paragraph" style:parent-style-name="Paragrafo_20_elenco">
      <style:paragraph-properties fo:line-height="115%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" style:family="paragraph" style:parent-style-name="Heading_20_1" style:master-page-name="MP0">
      <style:paragraph-properties style:page-number="auto" fo:break-before="page"/>
      <style:text-properties officeooo:paragraph-rsid="0000143f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Paragrafo_20_elenco" style:list-style-name="L1">
      <style:paragraph-properties fo:line-height="115%"/>
    </style:style>
    <style:style style:name="P7" style:family="paragraph" style:parent-style-name="Paragrafo_20_elenco" style:list-style-name="L1">
      <style:paragraph-properties fo:line-height="115%"/>
      <style:text-properties officeooo:paragraph-rsid="000168b9"/>
    </style:style>
    <style:style style:name="P8" style:family="paragraph" style:parent-style-name="Paragrafo_20_elenco" style:list-style-name="L1">
      <style:paragraph-properties fo:line-height="115%"/>
      <style:text-properties officeooo:paragraph-rsid="0003bc86"/>
    </style:style>
    <style:style style:name="P9" style:family="paragraph" style:parent-style-name="Paragrafo_20_elenco" style:list-style-name="L2"/>
    <style:style style:name="P10" style:family="paragraph" style:parent-style-name="Paragrafo_20_elenco" style:list-style-name="L2">
      <style:text-properties officeooo:paragraph-rsid="0000143f"/>
    </style:style>
    <style:style style:name="P11" style:family="paragraph" style:parent-style-name="Paragrafo_20_elenco" style:list-style-name="L2">
      <style:text-properties officeooo:rsid="0000143f" officeooo:paragraph-rsid="0000143f"/>
    </style:style>
    <style:style style:name="P12" style:family="paragraph">
      <loext:graphic-properties draw:fill="solid" draw:fill-color="#000000" draw:opacity="100%"/>
    </style:style>
    <style:style style:name="P13" style:family="paragraph">
      <loext:graphic-properties draw:fill="none"/>
      <style:paragraph-properties style:font-independent-line-spacing="true"/>
    </style:style>
    <style:style style:name="P14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T1" style:family="text">
      <style:text-properties fo:font-style="italic" fo:font-weight="bold" officeooo:rsid="0000143f" style:font-style-asian="italic" style:font-weight-asian="bold" style:font-size-complex="11pt" style:font-style-complex="normal" style:font-weight-complex="normal"/>
    </style:style>
    <style:style style:name="T2" style:family="text">
      <style:text-properties officeooo:rsid="0000143f"/>
    </style:style>
    <style:style style:name="T3" style:family="text">
      <style:text-properties officeooo:rsid="000168b9"/>
    </style:style>
    <style:style style:name="T4" style:family="text">
      <style:text-properties officeooo:rsid="00023ed6"/>
    </style:style>
    <style:style style:name="T5" style:family="text">
      <style:text-properties officeooo:rsid="0003bc86"/>
    </style:style>
    <style:style style:name="T6" style:family="text">
      <style:text-properties officeooo:rsid="00054355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loext:decorative="false" style:run-through="background"/>
    </style:style>
    <style:style style:name="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 style:run-through="background"/>
      <style:paragraph-properties style:writing-mode="lr-tb"/>
    </style:style>
    <style:style style:name="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Toc66190849"/><text:bookmark-start text:name="_Toc66190938"/><text:bookmark-start text:name="_Toc66191181"/><text:bookmark-start text:name="_Toc72967253"/><text:span text:style-name="Enfasi_20__28_corsivo_29_"><text:span text:style-name="T1">D</text:span></text:span><text:bookmark-end text:name="_Toc66190849"/><text:bookmark-end text:name="_Toc66190938"/><text:bookmark-end text:name="_Toc66191181"/><text:bookmark-end text:name="_Toc72967253"/><text:span text:style-name="Enfasi_20__28_corsivo_29_"><text:span text:style-name="T1">efinizioni AUXs</text:span></text:span></text:h>
      <text:p text:style-name="P2">Di seguito e’ riportato, per ogni AUX, l’utilizzatore corrispondente:</text:p>
      <text:list text:style-name="L1">
        <text:list-item>
          <text:p text:style-name="P6">AUX1: Luc<text:span text:style-name="T6">i</text:span> <text:span text:style-name="T3">Vestibolo Sinistro</text:span></text:p>
        </text:list-item>
        <text:list-item>
          <text:p text:style-name="P7">AUX2: Luc<text:span text:style-name="T6">i</text:span> <text:span text:style-name="T3">Vestibolo Destro</text:span></text:p>
        </text:list-item>
        <text:list-item>
          <text:p text:style-name="P8">AUX3: <text:span text:style-name="T3">Segmento </text:span><text:span text:style-name="T5">1</text:span><text:span text:style-name="T3"> Luci Salone</text:span></text:p>
        </text:list-item>
        <text:list-item>
          <text:p text:style-name="P8">AUX4: <text:span text:style-name="T3">Segmento </text:span><text:span text:style-name="T5">2</text:span><text:span text:style-name="T3"> Luci Salone</text:span></text:p>
        </text:list-item>
        <text:list-item>
          <text:p text:style-name="P6">AUX5: <text:span text:style-name="T3">Segmento </text:span><text:span text:style-name="T5">3</text:span><text:span text:style-name="T3"> Luci Salone</text:span></text:p>
        </text:list-item>
        <text:list-item>
          <text:p text:style-name="P7">AUX6: <text:span text:style-name="T3">Segmento </text:span><text:span text:style-name="T5">4</text:span><text:span text:style-name="T3"> Luci Salone</text:span></text:p>
        </text:list-item>
        <text:list-item>
          <text:p text:style-name="P7">AUX7: <text:span text:style-name="T3">Segmento </text:span><text:span text:style-name="T5">5</text:span><text:span text:style-name="T3"> Luci Salone</text:span></text:p>
        </text:list-item>
        <text:list-item>
          <text:p text:style-name="P7">AUX8: <text:span text:style-name="T3">Segmento </text:span><text:span text:style-name="T5">6</text:span><text:span text:style-name="T3"> Luci Salone</text:span></text:p>
        </text:list-item>
        <text:list-item>
          <text:p text:style-name="P7">AUX9: <text:span text:style-name="T3">Segmento </text:span><text:span text:style-name="T5">7</text:span><text:span text:style-name="T3"> Luci Salone</text:span></text:p>
        </text:list-item>
        <text:list-item>
          <text:p text:style-name="P7">AUX10: <text:span text:style-name="T3">Segmento </text:span><text:span text:style-name="T5">8</text:span><text:span text:style-name="T3"> Luci Salone</text:span></text:p>
        </text:list-item>
        <text:list-item>
          <text:p text:style-name="P8">AUX11: Luce <text:span text:style-name="T3">Ritirata </text:span><text:span text:style-name="T5">Sinistra</text:span></text:p>
        </text:list-item>
        <text:list-item>
          <text:p text:style-name="P8">AUX12: Luce <text:span text:style-name="T3">Ritirata Destra</text:span></text:p>
        </text:list-item>
        <text:list-item>
          <text:p text:style-name="P6">AUX<text:span text:style-name="T3">13</text:span>: Pad per luci rosse, Sinistra</text:p>
        </text:list-item>
        <text:list-item>
          <text:p text:style-name="P6">AUX<text:span text:style-name="T3">14</text:span>: Pad per luci rosse, Destra</text:p>
        </text:list-item>
      </text:list>
      <text:p text:style-name="P3"/>
      <text:h text:style-name="P5" text:outline-level="1"><text:bookmark-start text:name="_Toc66191204"/><text:bookmark-start text:name="_Toc66190961"/><text:bookmark-start text:name="_Toc66190872"/><text:bookmark-start text:name="_Toc65942536"/><text:bookmark-start text:name="_Toc72967276"/>Mappatura <text:span text:style-name="T2">Funzioni </text:span>Predefinita<text:bookmark-end text:name="_Toc66191204"/><text:bookmark-end text:name="_Toc66190961"/><text:bookmark-end text:name="_Toc66190872"/><text:bookmark-end text:name="_Toc65942536"/><text:bookmark-end text:name="_Toc72967276"/></text:h>
      <text:p text:style-name="P1">La seguente mappatura viene ripristinata ogni volta che viene eseguito un Reset della Scheda (Scrittura CV8 con il valore 8).</text:p>
      <text:list text:style-name="L2">
        <text:list-item>
          <text:p text:style-name="P10">F<text:span text:style-name="T2">0</text:span>: Pad luci rosse, a seconda del senso di marcia</text:p>
        </text:list-item>
        <text:list-item>
          <text:p text:style-name="P11">F1: <text:span text:style-name="T4">Ambiente Salone</text:span></text:p>
        </text:list-item>
        <text:list-item>
          <text:p text:style-name="P9">F<text:span text:style-name="T2">2</text:span>: <text:span text:style-name="T4">Luc</text:span><text:span text:style-name="T6">i</text:span><text:span text:style-name="T4"> Vestibolo Sinistro</text:span></text:p>
        </text:list-item>
        <text:list-item>
          <text:p text:style-name="P9">F<text:span text:style-name="T2">3: </text:span><text:span text:style-name="T4">Lu</text:span><text:span text:style-name="T6">ci</text:span><text:span text:style-name="T4"> Vestibolo Destro</text:span></text:p>
        </text:list-item>
        <text:list-item>
          <text:p text:style-name="P9">F<text:span text:style-name="T2">4</text:span>: Luce <text:span text:style-name="T4">Ritirata Sinistra</text:span></text:p>
        </text:list-item>
        <text:list-item>
          <text:p text:style-name="P9">F<text:span text:style-name="T2">5</text:span>: Luce <text:span text:style-name="T4">Ritirata Destr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line-height="85%" fo:hyphenation-ladder-count="no-limit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size-asian="36pt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e" style:next-style-name="Normale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e" style:next-style-name="Normale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e" style:next-style-name="Normale" style:class="extra">
      <style:paragraph-properties fo:line-height="100%" fo:hyphenation-ladder-count="no-limit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margin-top="0cm" fo:margin-bottom="0.423cm" style:contextual-spacing="false" fo:line-height="100%" fo:hyphenation-ladder-count="no-limit"/>
      <style:text-properties fo:color="#4472c4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right="0cm" fo:margin-top="0.176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Symbol" fo:font-family="Symbol" style:font-family-generic="roman" style:font-pitch="variable" style:font-charset="x-symbol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/>
    </style:style>
    <style:style style:name="WW_5f_CharLFO19LVL8" style:display-name="WW_CharLFO19LVL8" style:family="text">
      <style:text-properties style:font-name="Symbol" fo:font-family="Symbol" style:font-family-generic="roman" style:font-pitch="variable" style:font-charset="x-symbol"/>
    </style:style>
    <style:style style:name="WW_5f_CharLFO19LVL9" style:display-name="WW_CharLFO19LVL9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Symbol" fo:font-family="Symbol" style:font-family-generic="roman" style:font-pitch="variable" style:font-charset="x-symbol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/>
    </style:style>
    <style:style style:name="WW_5f_CharLFO20LVL8" style:display-name="WW_CharLFO20LVL8" style:family="text">
      <style:text-properties style:font-name="Symbol" fo:font-family="Symbol" style:font-family-generic="roman" style:font-pitch="variable" style:font-charset="x-symbol"/>
    </style:style>
    <style:style style:name="WW_5f_CharLFO20LVL9" style:display-name="WW_CharLFO20LVL9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000000" draw:opacity="100%"/>
    </style:style>
    <style:style style:name="MP2" style:family="paragraph">
      <loext:graphic-properties draw:fill="none"/>
      <style:paragraph-properties style:font-independent-line-spacing="true"/>
    </style:style>
    <style:style style:name="MP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T1" style:family="text">
      <style:text-properties fo:font-weight="bold" style:font-weight-asian="bold" style:font-weight-complex="bold"/>
    </style:style>
    <style:style style:name="Mgr1" style:family="graphic">
      <style:graphic-properties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000000" draw:opacity="100%" fo:min-height="0cm" fo:min-width="0cm" loext:decorative="false" style:run-through="background"/>
    </style:style>
    <style:style style:name="M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 style:run-through="background"/>
      <style:paragraph-properties style:writing-mode="lr-tb"/>
    </style:style>
    <style:style style:name="M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draw:g text:anchor-type="paragraph" draw:z-index="3" draw:name="Gruppo 37" draw:style-name="Mgr1"><draw:custom-shape draw:name="Rettangolo 38" draw:style-name="Mgr2" draw:text-style-name="MP1" svg:width="16.458cm" svg:height="0.052cm" svg:x="0.053cm" svg:y="0cm"><text:p/><draw:enhanced-geometry svg:viewBox="0 0 21600 21600" draw:type="non-primitive" draw:enhanced-path="M 0 0 L 21600 0 21600 21600 0 21600 Z N"/></draw:custom-shape><draw:frame draw:name="Casella di testo 39" draw:style-name="Mgr3" draw:text-style-name="MP2" svg:width="16.458cm" svg:height="0.706cm" svg:x="0cm" svg:y="0.183cm"><draw:text-box><text:p><text:span text:style-name="MT1">Versione 0.09</text:span></text:p><text:p><text:span text:style-name="MT1">\</text:span></text:p></draw:text-box></draw:frame></draw:g><draw:custom-shape text:anchor-type="paragraph" draw:z-index="1" draw:name="Rettangolo 40" draw:style-name="Mgr4" draw:text-style-name="MP3" svg:width="1.271cm" svg:height="0.89cm" svg:x="0cm" svg:y="0cm"><text:p/><draw:enhanced-geometry svg:viewBox="0 0 21600 21600" draw:type="non-primitive" draw:enhanced-path="M 0 0 L 21600 0 21600 21600 0 21600 Z N"/></draw:custom-shape><text:span text:style-name="Car._20_predefinito_20_paragrafo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Luca</meta:initial-creator>
    <meta:creation-date>2021-03-09T13:05:00Z</meta:creation-date>
    <dc:date>2024-02-14T16:43:54.456000000</dc:date>
    <meta:editing-cycles>11</meta:editing-cycles>
    <meta:editing-duration>PT43M25S</meta:editing-duration>
    <meta:document-statistic meta:table-count="0" meta:image-count="0" meta:object-count="0" meta:page-count="2" meta:paragraph-count="24" meta:word-count="151" meta:character-count="835" meta:non-whitespace-character-count="728"/>
    <meta:template xlink:type="simple" xlink:actuate="onRequest" xlink:title="" xlink:href="Normal.dotm"/>
  </office:meta>
</office:document-meta>
</file>